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3.075in"/>
    </style:style>
    <style:style style:name="Table3.B" style:family="table-column">
      <style:table-column-properties style:column-width="3.0819in"/>
    </style:style>
    <style:style style:name="Table3.1" style:family="table-row">
      <style:table-row-properties style:keep-together="true"/>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Heading_20_2">
      <style:paragraph-properties>
        <style:tab-stops>
          <style:tab-stop style:position="0.75in"/>
          <style:tab-stop style:position="0.8752in"/>
        </style:tab-stops>
      </style:paragraph-properties>
    </style:style>
    <style:style style:name="T1" style:family="text" style:parent-style-name="Internet_20_link">
      <style:text-properties fo:font-style="italic" style:font-style-asian="italic"/>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font-weight-complex="bol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 User Guide</text:p>
      <text:p text:style-name="P4"><text:modification-date style:data-style-name="N84">2006-09-27</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1</text:p>
          <text:p text:style-name="P6">10.1<text:a xlink:type="simple" xlink:href="#10.1. Exception conversion|outline" text:style-name="Internet_20_link" text:visited-style-name="Internet_20_link"> <text:s/>Exception conversion</text:a><text:tab/>41</text:p>
          <text:p text:style-name="P6">10.2<text:a xlink:type="simple" xlink:href="#10.2. Deadlock and optimistic lock retry|outline" text:style-name="Internet_20_link" text:visited-style-name="Internet_20_link"> <text:s/>Deadlock and optimistic lock retry</text:a><text:tab/>42</text:p>
          <text:p text:style-name="P5">11 <text:a xlink:type="simple" xlink:href="#11.LOBs|outline" text:style-name="Internet_20_link" text:visited-style-name="Internet_20_link">LOBs</text:a><text:tab/>43</text:p>
          <text:p text:style-name="P6">11.1<text:a xlink:type="simple" xlink:href="#11.1. Stream access|outline" text:style-name="Internet_20_link" text:visited-style-name="Internet_20_link"> <text:s/>Stream access</text:a><text:tab/>43</text:p>
          <text:p text:style-name="P6">11.2<text:a xlink:type="simple" xlink:href="#11.2. String conversion|outline" text:style-name="Internet_20_link" text:visited-style-name="Internet_20_link"> <text:s/>String conversion</text:a><text:tab/>44</text:p>
          <text:p text:style-name="P5">12 <text:a xlink:type="simple" xlink:href="#12.Triggers|outline" text:style-name="Internet_20_link" text:visited-style-name="Internet_20_link">Triggers</text:a><text:tab/>46</text:p>
          <text:p text:style-name="P6">12.1<text:a xlink:type="simple" xlink:href="#12.1. Trigger class|outline" text:style-name="Internet_20_link" text:visited-style-name="Internet_20_link"> <text:s/>Trigger class</text:a><text:tab/>46</text:p>
          <text:p text:style-name="P6">12.2<text:a xlink:type="simple" xlink:href="#12.2. Registration|outline" text:style-name="Internet_20_link" text:visited-style-name="Internet_20_link"> <text:s/>Registration</text:a><text:tab/>47</text:p>
          <text:p text:style-name="P6">12.3<text:a xlink:type="simple" xlink:href="#12.3. Accessing old Storable value|outline" text:style-name="Internet_20_link" text:visited-style-name="Internet_20_link"> <text:s/>Accessing old Storable value</text:a><text:tab/>47</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49</text:p>
          <text:p text:style-name="P6">13.1<text:a xlink:type="simple" xlink:href="#13.1. Sleepycat – Berkeley Database|outline" text:style-name="Internet_20_link" text:visited-style-name="Internet_20_link"> <text:s/>Sleepycat – Berkeley Database</text:a><text:tab/>49</text:p>
          <text:p text:style-name="P6">13.2<text:a xlink:type="simple" xlink:href="#13.2. JDBC|outline" text:style-name="Internet_20_link" text:visited-style-name="Internet_20_link"> <text:s/>JDBC</text:a><text:tab/>49</text:p>
          <text:p text:style-name="P6">13.3<text:a xlink:type="simple" xlink:href="#13.3. Replicated|outline" text:style-name="Internet_20_link" text:visited-style-name="Internet_20_link"> <text:s/>Replicated</text:a><text:tab/>50</text:p>
          <text:p text:style-name="P5">14 <text:a xlink:type="simple" xlink:href="#14.Advanced|outline" text:style-name="Internet_20_link" text:visited-style-name="Internet_20_link">Advanced</text:a><text:tab/>52</text:p>
          <text:p text:style-name="P6">14.1<text:a xlink:type="simple" xlink:href="#14.1. Filter Construction|outline" text:style-name="Internet_20_link" text:visited-style-name="Internet_20_link"> <text:s/>Filter Construction</text:a><text:tab/>52</text:p>
          <text:p text:style-name="P6">14.2<text:a xlink:type="simple" xlink:href="#14.2. Specialized Cursors|outline" text:style-name="Internet_20_link" text:visited-style-name="Internet_20_link"> <text:s/>Specialized Cursors</text:a><text:tab/>52</text:p>
          <text:p text:style-name="P5">15 <text:a xlink:type="simple" xlink:href="#15.Glossary|outline" text:style-name="Internet_20_link" text:visited-style-name="Internet_20_link">Glossary</text:a><text:tab/>54</text:p>
          <text:p text:style-name="P5">16 <text:a xlink:type="simple" xlink:href="#16.Appendix: Hello World example|outline" text:style-name="Internet_20_link" text:visited-style-name="Internet_20_link">Appendix: Hello World example</text:a><text:tab/>57</text:p>
          <text:p text:style-name="P5">17 <text:a xlink:type="simple" xlink:href="#17.Appendix: Recommended practices|outline" text:style-name="Internet_20_link" text:visited-style-name="Internet_20_link">Appendix: Recommended practices</text:a><text:tab/>60</text:p>
          <text:p text:style-name="P6">17.1<text:a xlink:type="simple" xlink:href="#17.1. Scope Storables privately|outline" text:style-name="Internet_20_link" text:visited-style-name="Internet_20_link"> <text:s/>Scope Storables privately</text:a><text:tab/>60</text:p>
          <text:p text:style-name="P6">17.2<text:a xlink:type="simple" xlink:href="#17.2. Primary key design|outline" text:style-name="Internet_20_link" text:visited-style-name="Internet_20_link"> <text:s/>Primary key design</text:a><text:tab/>60</text:p>
          <text:p text:style-name="P6">17.3<text:a xlink:type="simple" xlink:href="#17.3. Versioning|outline" text:style-name="Internet_20_link" text:visited-style-name="Internet_20_link"> <text:s/>Versioning</text:a><text:tab/>60</text:p>
        </text:index-body>
      </text:table-of-content>
      <text:p text:style-name="Standard"/>
      <text:h text:style-name="Heading_20_1" text:outline-level="1"><text:bookmark-start text:name="_Ref126491632"/><text:bookmark-start text:name="_Ref126491617"/>Introduction<text:bookmark-end text:name="_Ref126491632"/><text:bookmark-end text:name="_Ref126491617"/></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1">Storables</text:span></text:a>, and the persistence layer, known as <text:a xlink:type="simple" xlink:href="#_The_Repository"><text:span text:style-name="T1">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2">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3">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3">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3">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3">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3">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1">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3">Sequence support </text:span>– Properties may optionally be annotated to support automatic value selection upon insert via a <text:a xlink:type="simple" xlink:href="#_@Sequence"><text:span text:style-name="T1">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1">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2">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4">enterTransaction</text:span>();</text:p>
      <text:p text:style-name="CodeBlock"/>
      <text:p text:style-name="CodeBlock"><text:s text:c="4"/>Transaction <text:span text:style-name="T4">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2">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3">@PrimaryKey</text:span>({"entityTypeID", "-entityInstanceID"})</text:p>
      <text:p text:style-name="CodeBlock">public interface Content extends Storable {</text:p>
      <text:p text:style-name="CodeBlock"><text:span text:style-name="T3"><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3">@AlternateKeys</text:span>({</text:p>
      <text:p text:style-name="CodeBlock"><text:s text:c="4"/><text:span text:style-name="T3">@Key</text:span>("fullPath"),</text:p>
      <text:p text:style-name="CodeBlock"><text:s text:c="4"/><text:span text:style-name="T3">@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3">@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3">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3">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3">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3">@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3">@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3">@Alias</text:span>("USER_INFO")</text:p>
      <text:p text:style-name="CodeBlock">public abstract class UserInfo implements Storable {</text:p>
      <text:p text:style-name="CodeBlock"><text:s text:c="4"/><text:span text:style-name="T3">@Alias</text:span>("USER_ID")</text:p>
      <text:p text:style-name="CodeBlock"><text:s text:c="4"/>public abstract long getUserID();</text:p>
      <text:p text:style-name="CodeBlock"><text:s text:c="4"/>public abstract void setUserID(long id);</text:p>
      <text:p text:style-name="CodeBlock"/>
      <text:p text:style-name="CodeBlock"><text:s text:c="4"/><text:span text:style-name="T3">@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3">@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3">@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3">@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3">@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3">@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2">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3">@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3">@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3">@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3">@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3">@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3">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3">Try</text:span> <text:span text:style-name="T3">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3">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3">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3">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3">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3">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3">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3">with</text:span>("Jones")</text:p>
      <text:p text:style-name="CodeBlock"><text:s text:c="8"/>.<text:span text:style-name="T3">with</text:span>("I")</text:p>
      <text:p text:style-name="CodeBlock"><text:s text:c="8"/>.<text:span text:style-name="T3">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3">Cursor</text:span>&lt;UserInfo&gt; cursor = query.<text:span text:style-name="T3">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3">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3">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3">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3">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3">@Join</text:span>(internal="homeAddressID", external="addressID")</text:p>
      <text:p text:style-name="CodeBlock"><text:s text:c="4"/>public abstract <text:span text:style-name="T3">Address</text:span> getHomeAddress() throws FetchException;</text:p>
      <text:p text:style-name="CodeBlock"/>
      <text:p text:style-name="CodeBlock"><text:s text:c="4"/>// Can optionally define a set method.</text:p>
      <text:p text:style-name="CodeBlock"><text:s text:c="4"/>public abstract void setHomeAddress(<text:span text:style-name="T3">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2">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3">@Join</text:span>(internal="userID", external="userID")</text:p>
      <text:p text:style-name="CodeBlock"><text:s text:c="4"/>@Nullable</text:p>
      <text:p text:style-name="CodeBlock"><text:s text:c="4"/>public abstract <text:span text:style-name="T3">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3">@Join</text:span>(internal="addressID", external="homeAddressID")</text:p>
      <text:p text:style-name="CodeBlock"><text:s text:c="4"/><text:span text:style-name="T3">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2">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3">@Join</text:span></text:p>
      <text:p text:style-name="CodeBlock"><text:span text:style-name="T3"><text:s text:c="4"/></text:span>@Nullable</text:p>
      <text:p text:style-name="CodeBlock"><text:s text:c="4"/>public abstract <text:span text:style-name="T3">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3">getUserID</text:span>();</text:p>
      <text:p text:style-name="CodeBlock"><text:s text:c="4"/>void <text:span text:style-name="T3">setUserID</text:span>(long id);</text:p>
      <text:p text:style-name="CodeBlock"/>
      <text:p text:style-name="CodeBlock"><text:s text:c="4"/><text:span text:style-name="T3">@Join</text:span></text:p>
      <text:p text:style-name="CodeBlock"><text:s text:c="4"/><text:span text:style-name="T3">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3">getUserID</text:span>();</text:p>
      <text:p text:style-name="CodeBlock"><text:s text:c="4"/>public abstract void <text:span text:style-name="T3">setUserID</text:span>(long id);</text:p>
      <text:p text:style-name="CodeBlock"/>
      <text:p text:style-name="CodeBlock"><text:s text:c="4"/>/** Return all Shipments */</text:p>
      <text:p text:style-name="CodeBlock"><text:s text:c="4"/><text:span text:style-name="T3">@Join</text:span></text:p>
      <text:p text:style-name="CodeBlock"><text:s text:c="4"/>public abstract <text:span text:style-name="T3">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3">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3">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2">Indexes</text:span> annotation on the Storable type definition. This annotation then contains a number of <text:span text:style-name="T2">Index</text:span> annotations, each representing an independent index.</text:p>
      <text:p text:style-name="Standard"/>
      <text:p text:style-name="CodeBlock">@PrimaryKey("userID")</text:p>
      <text:p text:style-name="CodeBlock"><text:span text:style-name="T3">@Indexes</text:span>({</text:p>
      <text:p text:style-name="CodeBlock"><text:s text:c="4"/><text:span text:style-name="T3">@Index</text:span>("firstName"),</text:p>
      <text:p text:style-name="CodeBlock"><text:s text:c="4"/><text:span text:style-name="T3">@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3">@Index</text:span>("-lastModified"),</text:p>
      <text:p text:style-name="CodeBlock"><text:s text:c="4"/><text:span text:style-name="T3">@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2">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Transactions"/><text:bookmark-start text:name="_Ref126491679"/>Transactions<text:bookmark-end text:name="_Transactions"/><text:bookmark-end text:name="_Ref126491679"/></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3">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3">commit</text:span>();</text:p>
      <text:p text:style-name="CodeBlock"><text:s text:c="4"/>} finally {</text:p>
      <text:p text:style-name="CodeBlock"><text:s text:c="8"/>// Ensure transaction exits, rolling back if an exception</text:p>
      <text:p text:style-name="CodeBlock"><text:s text:c="8"/>txn.<text:span text:style-name="T3">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3">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2">Blob</text:span> or <text:span text:style-name="T2">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3">Blob</text:span> getImageData();</text:p>
      <text:p text:style-name="CodeBlock"><text:s text:c="4"/>void setImageData(<text:span text:style-name="T3">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3">&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hree kinds of Sleepycat products: DB 4.1, DB 4.4, and JE 2.0. By default, it assumes you wish to use JE 2.0. To switch product and version, call the setVersion method on the builder.</text:p>
      <text:p text:style-name="Standard"/>
      <table:table table:name="Table3" table:style-name="Table3">
        <table:table-column table:style-name="Table3.A"/>
        <table:table-column table:style-name="Table3.B"/>
        <table:table-row table:style-name="Table3.1">
          <table:table-cell table:style-name="Table3.A1" office:value-type="string">
            <text:p text:style-name="P13">Product and version</text:p>
          </table:table-cell>
          <table:table-cell table:style-name="Table3.B1" office:value-type="string">
            <text:p text:style-name="P13">Version string</text:p>
          </table:table-cell>
        </table:table-row>
        <table:table-row table:style-name="Table3.1">
          <table:table-cell table:style-name="Table3.A2" office:value-type="string">
            <text:p text:style-name="P14">DB 4.1</text:p>
          </table:table-cell>
          <table:table-cell table:style-name="Table3.B2" office:value-type="string">
            <text:p text:style-name="P14">db4.1</text:p>
          </table:table-cell>
        </table:table-row>
        <table:table-row table:style-name="Table3.1">
          <table:table-cell table:style-name="Table3.A2" office:value-type="string">
            <text:p text:style-name="P14">DB 4.4</text:p>
          </table:table-cell>
          <table:table-cell table:style-name="Table3.B2" office:value-type="string">
            <text:p text:style-name="P14">db4.4</text:p>
          </table:table-cell>
        </table:table-row>
        <table:table-row table:style-name="Table3.1">
          <table:table-cell table:style-name="Table3.A2" office:value-type="string">
            <text:p text:style-name="P14">JE 2.0</text:p>
          </table:table-cell>
          <table:table-cell table:style-name="Table3.B2" office:value-type="string">
            <text:p text:style-name="P14">je2.0</text:p>
          </table:table-cell>
        </table:table-row>
      </table:table>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NoSync(true) to improve the performance of writes by delaying writ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copy.</text:p>
      <text:p text:style-name="Standard"/>
      <text:p text:style-name="Standard">In order to guarantee there are no inconsistencies between the master and copy,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copy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ad repository to be configured, by providing builders for them. The methods are setMasterRepositoryBuilder and setReadRepositoryBuilder.</text:p>
      <text:h text:style-name="Heading_20_3" text:outline-level="3"><text:s/>Resynchronization</text:h>
      <text:p text:style-name="Standard">To repair replication inconsistencies or fill up a new copy,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1">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1">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Recommended practices</text:h>
      <text:p text:style-name="Standard">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2">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28"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has user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number:date-style style:name="N106">
      <number:year number:style="long"/>
    </number:date-style>
  </office:automatic-styles>
  <office:master-styles>
    <style:master-page style:name="Standard" style:page-layout-name="pm1">
      <style:footer>
        <text:p text:style-name="Footer">Page <text:page-number text:select-page="current">41</text:page-number> of <text:page-count style:num-format="1">61</text:page-count><text:tab/>Copyright <text:date style:data-style-name="N106" text:date-value="2006-08-13T15:37:41.41" text:fixed="true">2006</text:date> Amazon Technologies Inc.<text:tab/><text:modification-date style:data-style-name="N84">2006-09-27</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_project/680m1$Build-8990</meta:generator>
    <dc:title>Carbonado User Guide</dc:title>
    <meta:initial-creator>Brian S O'Neill</meta:initial-creator>
    <meta:creation-date>2005-12-28T22:07:00</meta:creation-date>
    <dc:date>2006-09-27T15:08:50</dc:date>
    <meta:print-date>2006-01-06T16:58:00</meta:print-date>
    <dc:language>en-US</dc:language>
    <meta:editing-cycles>400</meta:editing-cycles>
    <meta:editing-duration>PT12H53M39S</meta:editing-duration>
    <meta:user-defined meta:name="Info 1"/>
    <meta:user-defined meta:name="Info 2"/>
    <meta:user-defined meta:name="Info 3"/>
    <meta:user-defined meta:name="Info 4"/>
    <meta:document-statistic meta:table-count="3" meta:image-count="0" meta:object-count="0" meta:page-count="61" meta:paragraph-count="1230" meta:word-count="14266" meta:character-count="99609"/>
  </office:meta>
</office:document-meta>
</file>